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9000001957E109A34E6D86313.png" manifest:media-type="image/png"/>
  <manifest:file-entry manifest:full-path="Pictures/100000010000025800000163200DCE18CE1FF5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83df" officeooo:paragraph-rsid="001083df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df" officeooo:paragraph-rsid="001083df" style:font-size-asian="16pt" style:font-name-complex="IRTabassom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083df" officeooo:paragraph-rsid="001083df" style:font-size-asian="16pt" style:font-name-complex="IRTabassom" style:font-size-complex="16pt"/>
    </style:style>
    <style:style style:name="T1" style:family="text">
      <style:text-properties style:font-name="IRTabassom"/>
    </style:style>
    <style:style style:name="T2" style:family="text">
      <style:text-properties style:font-name-complex="IRTabasso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991cm" svg:y="-0.87cm" svg:width="2.895cm" svg:height="3.11cm" draw:z-index="0"><draw:image xlink:href="Pictures/1000000100000179000001957E109A34E6D86313.png" xlink:type="simple" xlink:show="embed" xlink:actuate="onLoad" draw:mime-type="image/png"/></draw:frame><draw:frame draw:style-name="fr1" draw:name="Image2" text:anchor-type="char" svg:x="14.164cm" svg:y="-0.887cm" svg:width="3.131cm" svg:height="2.882cm" draw:z-index="1"><draw:image xlink:href="Pictures/100000010000025800000163200DCE18CE1FF59E.png" xlink:type="simple" xlink:show="embed" xlink:actuate="onLoad" draw:mime-type="image/png"/></draw:frame><text:span text:style-name="T1"/></text:p>
      <text:p text:style-name="P2"><text:span text:style-name="T1">باسمه تعالی<text:tab/><text:tab/></text:span></text:p>
      <text:p text:style-name="P3"><text:span text:style-name="T1"><text:s/></text:span></text:p>
      <text:p text:style-name="P1"/>
      <text:p text:style-name="P1"><text:span text:style-name="T2">سس </text:span></text:p>
      <text:p text:style-name="P1"/>
      <text:p text:style-name="P1">‭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6:19:07.082000000</meta:creation-date>
    <meta:generator>LibreOffice/7.2.4.1$Windows_X86_64 LibreOffice_project/27d75539669ac387bb498e35313b970b7fe9c4f9</meta:generator>
    <dc:date>2022-01-09T18:58:55.648000000</dc:date>
    <meta:editing-duration>PT2H10M9S</meta:editing-duration>
    <meta:editing-cycles>1</meta:editing-cycles>
    <meta:document-statistic meta:table-count="0" meta:image-count="2" meta:object-count="0" meta:page-count="1" meta:paragraph-count="4" meta:word-count="4" meta:character-count="18" meta:non-whitespace-character-count="13"/>
  </office:meta>
</office:document-meta>
</file>